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style:font-size-asian="13pt" style:font-size-complex="13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 style:list-style-name="literowe3">
      <style:text-properties fo:font-size="12pt" style:font-size-asian="12pt" style:font-size-complex="12pt"/>
    </style:style>
    <style:style style:name="P5" style:family="paragraph" style:parent-style-name="Standard" style:list-style-name="literowe31">
      <style:text-properties fo:font-size="12pt" style:font-size-asian="12pt" style:font-size-complex="12pt"/>
    </style:style>
    <style:style style:name="P6" style:family="paragraph" style:parent-style-name="Standard" style:list-style-name="arabskie2">
      <style:text-properties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8" style:family="paragraph" style:parent-style-name="malelitery5" style:list-style-name="malelitery4">
      <style:paragraph-properties style:writing-mode="page"/>
      <style:text-properties fo:font-size="12pt" style:font-size-asian="12pt" style:font-size-complex="12pt"/>
    </style:style>
    <style:style style:name="P9" style:family="paragraph" style:parent-style-name="literowe3" style:list-style-name="literowe3">
      <style:text-properties fo:font-size="12pt" style:font-size-asian="12pt" style:font-size-complex="12pt"/>
    </style:style>
    <style:style style:name="P10" style:family="paragraph" style:parent-style-name="arabskie2" style:list-style-name="arabskie2">
      <style:text-properties fo:font-size="12pt" style:font-size-asian="12pt" style:font-size-complex="12pt"/>
    </style:style>
    <style:style style:name="P11" style:family="paragraph" style:parent-style-name="arabskie2" style:list-style-name="arabskie21">
      <style:text-properties fo:font-size="12pt" style:font-size-asian="12pt" style:font-size-complex="12pt"/>
    </style:style>
    <style:style style:name="P12" style:family="paragraph" style:parent-style-name="arabskie2" style:list-style-name="arabskie2" style:master-page-name="">
      <loext:graphic-properties draw:fill="none"/>
      <style:paragraph-properties fo:margin-left="1.3cm" fo:margin-right="0cm" fo:margin-top="0cm" fo:margin-bottom="0.101cm" loext:contextual-spacing="false" fo:text-indent="-0.6cm" style:auto-text-indent="false" style:page-number="auto" fo:background-color="transparent"/>
      <style:text-properties fo:font-size="12pt" style:font-size-asian="12pt" style:font-size-complex="12pt"/>
    </style:style>
    <style:style style:name="P13" style:family="paragraph" style:parent-style-name="arabskie2" style:list-style-name="arabskie21" style:master-page-name="">
      <loext:graphic-properties draw:fill="none"/>
      <style:paragraph-properties fo:margin-top="0cm" fo:margin-bottom="0.101cm" loext:contextual-spacing="false" style:page-number="auto" fo:background-color="transparent" style:writing-mode="page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arabskie2" style:list-style-name="arabskie21" style:master-page-name="">
      <loext:graphic-properties draw:fill="none"/>
      <style:paragraph-properties fo:margin-top="0cm" fo:margin-bottom="0.101cm" loext:contextual-spacing="false" fo:text-align="justify" style:justify-single-word="false" style:page-number="auto" fo:background-color="transparent"/>
      <style:text-properties fo:font-size="12pt" style:font-size-asian="12pt" style:font-size-complex="12pt"/>
    </style:style>
    <style:style style:name="P15" style:family="paragraph" style:parent-style-name="arabskie2" style:list-style-name="arabskie21">
      <style:paragraph-properties style:writing-mode="page"/>
      <style:text-properties fo:font-size="12pt" style:font-size-asian="12pt" style:font-size-complex="12pt"/>
    </style:style>
    <style:style style:name="P16" style:family="paragraph" style:parent-style-name="arabskie2" style:list-style-name="malelitery4">
      <style:paragraph-properties style:writing-mode="page"/>
      <style:text-properties fo:font-size="12pt" style:font-size-asian="12pt" style:font-size-complex="12pt"/>
    </style:style>
    <style:style style:name="P17" style:family="paragraph" style:parent-style-name="rzymskie1" style:list-style-name="rzymskie1">
      <style:text-properties fo:font-size="12pt" style:font-size-asian="12pt" style:font-size-complex="12pt"/>
    </style:style>
    <style:style style:name="P18" style:family="paragraph" style:parent-style-name="rzymskie1" style:list-style-name="rzymskie1" style:master-page-name="">
      <loext:graphic-properties draw:fill="none"/>
      <style:paragraph-properties fo:margin-left="0.7cm" fo:margin-right="0cm" fo:margin-top="0.199cm" fo:margin-bottom="0cm" loext:contextual-spacing="false" fo:text-indent="-0.7cm" style:auto-text-indent="false" style:page-number="auto" fo:background-color="transparent" style:writing-mode="page">
        <style:tab-stops/>
      </style:paragraph-properties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PREZENTACJI NA WEWNĘTRZNY USTNY EGZAMIN MATURALNY</text:p>
      <text:p text:style-name="P1">Z JĘZYKA POLSKIEGO W ROKU SZKOLNYM 2006/2007 </text:p>
      <text:p text:style-name="Standard"/>
      <text:p text:style-name="P2">Magdalena Barańska, klasa 3d</text:p>
      <text:p text:style-name="Standard"><text:span text:style-name="T1">Temat:</text:span> Różne oblicza władców. Porównaj wybrane portrety w oparciu o teksty dramatyczne.</text:p>
      <text:list xml:id="list661210056" text:style-name="rzymskie1">
        <text:list-item>
          <text:p text:style-name="P18">Literatura podmiotu:</text:p>
        </text:list-item>
      </text:list>
      <text:list xml:id="list607210524" text:style-name="arabskie2">
        <text:list-item>
          <text:p text:style-name="P12">Kochanowski Jan, Odprawa posłów greckich, Zakład Narodowy im. Ossolińskich, Wrocław 1985.</text:p>
        </text:list-item>
        <text:list-item>
          <text:p text:style-name="P10">Machiavelli Niccolo, Książę (fragmenty), [w:] Mrowcewicz Krzysztof, Przeszłość to dziś, Wydawnictwo STENTOR, Warszawa 2004, s. 54-56.</text:p>
        </text:list-item>
        <text:list-item>
          <text:p text:style-name="P10">Shakespeare William, Makbet, Wydawnictwo Łódzkie, Biblioteka Lektur Szkolnych, Łódź 1976.</text:p>
        </text:list-item>
        <text:list-item>
          <text:p text:style-name="P10">Sofokles, Antygona, Krajowa Agencja Wydawnicza Rzeszów, Rzeszów 1990.</text:p>
        </text:list-item>
      </text:list>
      <text:list xml:id="list175327037204270" text:continue-list="list661210056" text:style-name="rzymskie1">
        <text:list-item>
          <text:p text:style-name="P17">Literatura przedmiotu:</text:p>
        </text:list-item>
      </text:list>
      <text:list xml:id="list175327384240519" text:continue-list="list607210524" text:style-name="arabskie2">
        <text:list-item text:start-value="1">
          <text:p text:style-name="P10">Komorowski Jarosław, Makbet Williama Shakespeare'a, WSiP, Biblioteka Analiz Literackich, Warszawa 1989, s. 52-57.</text:p>
        </text:list-item>
        <text:list-item>
          <text:p text:style-name="P10">Kotarski Edward, Odprawa posłów greckich Jana Kochanowskiego, Państwowe Zakłady Wydawnictw Szkolnych, Biblioteka Analiz Literackich, Warszawa 1969, s.40-48.</text:p>
        </text:list-item>
        <text:list-item>
          <text:p text:style-name="P10">Ryś Anna, Antygona Sofoklesa, Wydawnictwo Marek Rożak, Gdańsk 1994, s. 29- 42.</text:p>
        </text:list-item>
      </text:list>
      <text:list xml:id="list175326266339430" text:continue-list="list175327037204270" text:style-name="rzymskie1">
        <text:list-item>
          <text:p text:style-name="P17">Ramowy plan wypowiedzi:</text:p>
        </text:list-item>
      </text:list>
      <text:list xml:id="list2220704456" text:style-name="literowe3">
        <text:list-item>
          <text:p text:style-name="P9">Wstęp</text:p>
        </text:list-item>
      </text:list>
      <text:list xml:id="list1871786982" text:style-name="arabskie21">
        <text:list-item>
          <text:p text:style-name="P13">Rozważania dotyczące* osób sprawujących władzę oraz* sposobów rządzenia.</text:p>
        </text:list-item>
        <text:list-item>
          <text:p text:style-name="P11">"Ksiażę" Niccolo Machiavellego jako punkt odniesienia do analizy postępowania przedstawionych bohaterów – władców.</text:p>
        </text:list-item>
      </text:list>
      <text:list xml:id="list175327345428595" text:continue-list="list2220704456" text:style-name="literowe3">
        <text:list-item>
          <text:p text:style-name="P4">Kolejność prezentowanych argumentów (treści)</text:p>
        </text:list-item>
      </text:list>
      <text:list xml:id="list719282131" text:style-name="arabskie21">
        <text:list-item>
          <text:p text:style-name="P14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15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15">Zróżnicowanie* oceny postępowania Kreona jako:</text:p>
        </text:list-item>
      </text:list>
      <text:list xml:id="list2973868615" text:style-name="malelitery4">
        <text:list-item>
          <text:p text:style-name="P8">władcy – tyrana i despoty surowo egzekwującego wydane prawa i rozkazy,</text:p>
        </text:list-item>
        <text:list-item>
          <text:p text:style-name="P8">władcy konsekwentnego, bezkompromisowego, pozbawionego prywaty, kierującego się interesami i obowiązkami państwa.</text:p>
        </text:list-item>
      </text:list>
      <text:list xml:id="list175326518407202" text:continue-list="list719282131" text:style-name="arabskie21">
        <text:list-item>
          <text:p text:style-name="P15">Sylwetka bezwzględnego Makbeta – władcy zbrodniarza zaślepionego namiętnością władzy, ale bezustannego borykającego się z wyrzutami sumienia:</text:p>
        </text:list-item>
      </text:list>
      <text:list xml:id="list175326365302558" text:continue-list="list2973868615" text:style-name="malelitery4">
        <text:list-item>
          <text:p text:style-name="P16">tragizm postaci Makbeta – władca ukazany jako marionetka ludzkich namiętności, motyw życia – teatru.</text:p>
        </text:list-item>
      </text:list>
      <text:list xml:id="list175326661255188" text:continue-list="list175327345428595" text:style-name="literowe31">
        <text:list-item>
          <text:p text:style-name="P5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75326444899975" text:continue-list="list175326266339430" text:style-name="rzymskie1">
        <text:list-item>
          <text:p text:style-name="P17">Materiały pomocnicze</text:p>
        </text:list-item>
      </text:list>
      <text:list xml:id="list175327591813812" text:continue-list="list175327384240519" text:style-name="arabskie2">
        <text:list-item text:start-value="1">
          <text:p text:style-name="P6">kartka z cytatami,</text:p>
        </text:list-item>
        <text:list-item>
          <text:p text:style-name="P6">prezentacja multimedialna.</text:p>
        </text:list-item>
      </text:list>
      <text:p text:style-name="P3"/>
      <text:p text:style-name="P7">Podpis zdającego</text:p>
      <text:p text:style-name="P7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style:paragraph-properties fo:margin-left="0.7cm" fo:margin-right="0cm" fo:margin-top="0.199cm" fo:margin-bottom="0cm" loext:contextual-spacing="false" fo:text-indent="-0.7cm" style:auto-text-indent="false" style:writing-mode="page">
        <style:tab-stops/>
      </style:paragraph-properties>
      <style:text-properties fo:font-weight="bold" style:font-size-asian="10.5pt" style:font-weight-asian="bold" style:font-weight-complex="bold"/>
    </style:style>
    <style:style style:name="arabskie2" style:family="paragraph" style:parent-style-name="Standard">
      <style:paragraph-properties fo:margin-top="0cm" fo:margin-bottom="0.101cm" loext:contextual-spacing="false"/>
    </style:style>
    <style:style style:name="malelitery5" style:family="paragraph" style:parent-style-name="arabskie2" style:list-style-name="malelitery4">
      <style:paragraph-properties fo:margin-left="1.27cm" fo:margin-right="0cm" fo:text-indent="0cm" style:auto-text-indent="false" style:writing-mode="pag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terowe3" style:family="paragraph" style:parent-style-name="Standard" style:list-style-name="literowe3">
      <style:paragraph-properties fo:margin-left="1.27cm" fo:margin-right="0cm" fo:text-indent="0.64cm" style:auto-text-indent="false" style:writing-mode="pag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fo:text-indent="2.54cm" fo:margin-left="1.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fo:text-indent="3.175cm" fo:margin-left="1.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fo:text-indent="3.81cm" fo:margin-left="1.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fo:text-indent="4.445cm" fo:margin-left="1.2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fo:text-indent="5.08cm" fo:margin-left="1.27cm"/>
        </style:list-level-properties>
      </text:list-level-style-number>
    </text:list-style>
    <text:list-style style:name="literowe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fo:text-indent="0.54cm" fo:margin-left="0.1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54cm" fo:margin-left="0.10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0.54cm" fo:margin-left="0.1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0.54cm" fo:margin-left="0.1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0.54cm" fo:margin-left="0.1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0.54cm" fo:margin-left="0.1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0.54cm" fo:margin-left="0.1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0.54cm" fo:margin-left="0.1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0.54cm" fo:margin-left="0.1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0.54cm" fo:margin-left="0.101cm"/>
        </style:list-level-properties>
      </text:list-level-style-number>
    </text:list-style>
    <text:list-style style:name="malelitery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72cm" fo:margin-left="3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72cm" fo:margin-left="3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72cm" fo:margin-left="3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72cm" fo:margin-left="3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72cm" fo:margin-left="3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72cm" fo:margin-left="3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72cm" fo:margin-left="3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72cm" fo:margin-left="3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72cm" fo:margin-left="3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72cm" fo:margin-left="3cm"/>
        </style:list-level-properties>
      </text:list-level-style-number>
    </text:list-style>
    <text:list-style style:name="malelitery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769cm" fo:margin-left="2.29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769cm" fo:margin-left="2.2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769cm" fo:margin-left="2.2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769cm" fo:margin-left="2.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769cm" fo:margin-left="2.2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fo:text-indent="-0.769cm" fo:margin-left="2.2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fo:text-indent="-0.769cm" fo:margin-left="2.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fo:text-indent="-0.769cm" fo:margin-left="2.2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fo:text-indent="-0.769cm" fo:margin-left="2.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fo:text-indent="-0.769cm" fo:margin-left="2.29cm"/>
        </style:list-level-properties>
      </text:list-level-style-number>
    </text:list-style>
    <text:list-style style:name="literowe3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fo:text-indent="-1cm" fo:margin-left="1.6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1cm" fo:margin-left="1.6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1cm" fo:margin-left="1.6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cm" fo:margin-left="1.6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1cm" fo:margin-left="1.6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1cm" fo:margin-left="1.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cm" fo:margin-left="1.64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1cm" fo:margin-left="1.64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1cm" fo:margin-left="1.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1cm" fo:margin-left="1.6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23cm" fo:margin-right="1.36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30:16.350681515</meta:creation-date>
    <dc:date>2017-10-29T17:53:02.115000000</dc:date>
    <meta:editing-duration>PT15M5S</meta:editing-duration>
    <meta:editing-cycles>4</meta:editing-cycles>
    <meta:generator>LibreOffice/5.3.0.3$Windows_x86 LibreOffice_project/7074905676c47b82bbcfbea1aeefc84afe1c50e1</meta:generator>
    <meta:document-statistic meta:table-count="0" meta:image-count="0" meta:object-count="0" meta:page-count="1" meta:paragraph-count="31" meta:word-count="330" meta:character-count="2630" meta:non-whitespace-character-count="2350"/>
  </office:meta>
</office:document-meta>
</file>